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PQS_worst_m1" table:style-name="ta1">
        <table:shapes>
          <draw:frame draw:z-index="0" draw:style-name="gr1" draw:text-style-name="P1" svg:width="15.999cm" svg:height="8.999cm" svg:x="18.733cm" svg:y="0.901cm">
            <draw:object draw:notify-on-update-of-ranges="DPQS_worst_m1.B2:DPQS_worst_m1.B103 DPQS_worst_m1.C1:DPQS_worst_m1.C1 DPQS_worst_m1.C2:DPQS_worst_m1.C103 DPQS_worst_m1.G1:DPQS_worst_m1.G1 DPQS_worst_m1.G2:DPQS_worst_m1.G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902cm" svg:y="10.096cm">
            <draw:object draw:notify-on-update-of-ranges="DPQS_worst_m1.B2:DPQS_worst_m1.B103 DPQS_worst_m1.D1:DPQS_worst_m1.D1 DPQS_worst_m1.D2:DPQS_worst_m1.D103 DPQS_worst_m1.H1:DPQS_worst_m1.H1 DPQS_worst_m1.H2:DPQS_worst_m1.H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mp-u</text:p>
          </table:table-cell>
          <table:table-cell office:value-type="string" calcext:value-type="string">
            <text:p>Time-u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101" calcext:value-type="float">
            <text:p>5101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322" calcext:value-type="float">
            <text:p>6322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201" calcext:value-type="float">
            <text:p>20201</text:p>
          </table:table-cell>
          <table:table-cell office:value-type="float" office:value="0.104" calcext:value-type="float">
            <text:p>0,1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266" calcext:value-type="float">
            <text:p>15266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5301" calcext:value-type="float">
            <text:p>45301</text:p>
          </table:table-cell>
          <table:table-cell office:value-type="float" office:value="0.106" calcext:value-type="float">
            <text:p>0,1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7781" calcext:value-type="float">
            <text:p>27781</text:p>
          </table:table-cell>
          <table:table-cell office:value-type="float" office:value="0.294" calcext:value-type="float">
            <text:p>0,29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0401" calcext:value-type="float">
            <text:p>80401</text:p>
          </table:table-cell>
          <table:table-cell office:value-type="float" office:value="0.464" calcext:value-type="float">
            <text:p>0,46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8311" calcext:value-type="float">
            <text:p>38311</text:p>
          </table:table-cell>
          <table:table-cell office:value-type="float" office:value="0.431" calcext:value-type="float">
            <text:p>0,43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9865" calcext:value-type="float">
            <text:p>49865</text:p>
          </table:table-cell>
          <table:table-cell office:value-type="float" office:value="0.481" calcext:value-type="float">
            <text:p>0,48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1.034" calcext:value-type="float">
            <text:p>1,03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4106" calcext:value-type="float">
            <text:p>64106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45701" calcext:value-type="float">
            <text:p>245701</text:p>
          </table:table-cell>
          <table:table-cell office:value-type="float" office:value="0.595" calcext:value-type="float">
            <text:p>0,59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74984" calcext:value-type="float">
            <text:p>74984</text:p>
          </table:table-cell>
          <table:table-cell office:value-type="float" office:value="0.364" calcext:value-type="float">
            <text:p>0,36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20801" calcext:value-type="float">
            <text:p>320801</text:p>
          </table:table-cell>
          <table:table-cell office:value-type="float" office:value="0.721" calcext:value-type="float">
            <text:p>0,7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8536" calcext:value-type="float">
            <text:p>88536</text:p>
          </table:table-cell>
          <table:table-cell office:value-type="float" office:value="0.343" calcext:value-type="float">
            <text:p>0,343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05901" calcext:value-type="float">
            <text:p>405901</text:p>
          </table:table-cell>
          <table:table-cell office:value-type="float" office:value="1.025" calcext:value-type="float">
            <text:p>1,02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2475" calcext:value-type="float">
            <text:p>102475</text:p>
          </table:table-cell>
          <table:table-cell office:value-type="float" office:value="0.397" calcext:value-type="float">
            <text:p>0,39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1001" calcext:value-type="float">
            <text:p>501001</text:p>
          </table:table-cell>
          <table:table-cell office:value-type="float" office:value="2.994" calcext:value-type="float">
            <text:p>2,9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6014" calcext:value-type="float">
            <text:p>116014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606101" calcext:value-type="float">
            <text:p>606101</text:p>
          </table:table-cell>
          <table:table-cell office:value-type="float" office:value="3.507" calcext:value-type="float">
            <text:p>3,50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31383" calcext:value-type="float">
            <text:p>131383</text:p>
          </table:table-cell>
          <table:table-cell office:value-type="float" office:value="0.521" calcext:value-type="float">
            <text:p>0,521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721201" calcext:value-type="float">
            <text:p>721201</text:p>
          </table:table-cell>
          <table:table-cell office:value-type="float" office:value="3.496" calcext:value-type="float">
            <text:p>3,49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44757" calcext:value-type="float">
            <text:p>144757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846301" calcext:value-type="float">
            <text:p>846301</text:p>
          </table:table-cell>
          <table:table-cell office:value-type="float" office:value="3.308" calcext:value-type="float">
            <text:p>3,30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61972" calcext:value-type="float">
            <text:p>161972</text:p>
          </table:table-cell>
          <table:table-cell office:value-type="float" office:value="1.577" calcext:value-type="float">
            <text:p>1,577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981401" calcext:value-type="float">
            <text:p>981401</text:p>
          </table:table-cell>
          <table:table-cell office:value-type="float" office:value="2.238" calcext:value-type="float">
            <text:p>2,23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78257" calcext:value-type="float">
            <text:p>178257</text:p>
          </table:table-cell>
          <table:table-cell office:value-type="float" office:value="1.143" calcext:value-type="float">
            <text:p>1,143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126501" calcext:value-type="float">
            <text:p>1126501</text:p>
          </table:table-cell>
          <table:table-cell office:value-type="float" office:value="6.432" calcext:value-type="float">
            <text:p>6,43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92426" calcext:value-type="float">
            <text:p>192426</text:p>
          </table:table-cell>
          <table:table-cell office:value-type="float" office:value="2.048" calcext:value-type="float">
            <text:p>2,048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1281601" calcext:value-type="float">
            <text:p>1281601</text:p>
          </table:table-cell>
          <table:table-cell office:value-type="float" office:value="2.91" calcext:value-type="float">
            <text:p>2,9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06217" calcext:value-type="float">
            <text:p>206217</text:p>
          </table:table-cell>
          <table:table-cell office:value-type="float" office:value="2.104" calcext:value-type="float">
            <text:p>2,104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446701" calcext:value-type="float">
            <text:p>1446701</text:p>
          </table:table-cell>
          <table:table-cell office:value-type="float" office:value="5.077" calcext:value-type="float">
            <text:p>5,07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220883" calcext:value-type="float">
            <text:p>220883</text:p>
          </table:table-cell>
          <table:table-cell office:value-type="float" office:value="2.075" calcext:value-type="float">
            <text:p>2,075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621801" calcext:value-type="float">
            <text:p>1621801</text:p>
          </table:table-cell>
          <table:table-cell office:value-type="float" office:value="3.841" calcext:value-type="float">
            <text:p>3,841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33836" calcext:value-type="float">
            <text:p>233836</text:p>
          </table:table-cell>
          <table:table-cell office:value-type="float" office:value="1.699" calcext:value-type="float">
            <text:p>1,699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1806901" calcext:value-type="float">
            <text:p>1806901</text:p>
          </table:table-cell>
          <table:table-cell office:value-type="float" office:value="4.133" calcext:value-type="float">
            <text:p>4,133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253622" calcext:value-type="float">
            <text:p>253622</text:p>
          </table:table-cell>
          <table:table-cell office:value-type="float" office:value="0.944" calcext:value-type="float">
            <text:p>0,94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2001" calcext:value-type="float">
            <text:p>2002001</text:p>
          </table:table-cell>
          <table:table-cell office:value-type="float" office:value="4.521" calcext:value-type="float">
            <text:p>4,52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65316" calcext:value-type="float">
            <text:p>265316</text:p>
          </table:table-cell>
          <table:table-cell office:value-type="float" office:value="2.568" calcext:value-type="float">
            <text:p>2,56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207101" calcext:value-type="float">
            <text:p>2207101</text:p>
          </table:table-cell>
          <table:table-cell office:value-type="float" office:value="5.292" calcext:value-type="float">
            <text:p>5,292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82514" calcext:value-type="float">
            <text:p>282514</text:p>
          </table:table-cell>
          <table:table-cell office:value-type="float" office:value="1.126" calcext:value-type="float">
            <text:p>1,12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422201" calcext:value-type="float">
            <text:p>2422201</text:p>
          </table:table-cell>
          <table:table-cell office:value-type="float" office:value="10.221" calcext:value-type="float">
            <text:p>10,22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97843" calcext:value-type="float">
            <text:p>297843</text:p>
          </table:table-cell>
          <table:table-cell office:value-type="float" office:value="1.216" calcext:value-type="float">
            <text:p>1,216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2647301" calcext:value-type="float">
            <text:p>2647301</text:p>
          </table:table-cell>
          <table:table-cell office:value-type="float" office:value="7.776" calcext:value-type="float">
            <text:p>7,776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322826" calcext:value-type="float">
            <text:p>322826</text:p>
          </table:table-cell>
          <table:table-cell office:value-type="float" office:value="2.956" calcext:value-type="float">
            <text:p>2,956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882401" calcext:value-type="float">
            <text:p>2882401</text:p>
          </table:table-cell>
          <table:table-cell office:value-type="float" office:value="10.132" calcext:value-type="float">
            <text:p>10,132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330548" calcext:value-type="float">
            <text:p>330548</text:p>
          </table:table-cell>
          <table:table-cell office:value-type="float" office:value="1.445" calcext:value-type="float">
            <text:p>1,445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127501" calcext:value-type="float">
            <text:p>3127501</text:p>
          </table:table-cell>
          <table:table-cell office:value-type="float" office:value="15.425" calcext:value-type="float">
            <text:p>15,42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52022" calcext:value-type="float">
            <text:p>352022</text:p>
          </table:table-cell>
          <table:table-cell office:value-type="float" office:value="3.171" calcext:value-type="float">
            <text:p>3,17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3382601" calcext:value-type="float">
            <text:p>3382601</text:p>
          </table:table-cell>
          <table:table-cell office:value-type="float" office:value="14.826" calcext:value-type="float">
            <text:p>14,82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367310" calcext:value-type="float">
            <text:p>367310</text:p>
          </table:table-cell>
          <table:table-cell office:value-type="float" office:value="1.337" calcext:value-type="float">
            <text:p>1,337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3647701" calcext:value-type="float">
            <text:p>3647701</text:p>
          </table:table-cell>
          <table:table-cell office:value-type="float" office:value="14.754" calcext:value-type="float">
            <text:p>14,754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83230" calcext:value-type="float">
            <text:p>383230</text:p>
          </table:table-cell>
          <table:table-cell office:value-type="float" office:value="1.807" calcext:value-type="float">
            <text:p>1,807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3922801" calcext:value-type="float">
            <text:p>3922801</text:p>
          </table:table-cell>
          <table:table-cell office:value-type="float" office:value="9.363" calcext:value-type="float">
            <text:p>9,36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400686" calcext:value-type="float">
            <text:p>400686</text:p>
          </table:table-cell>
          <table:table-cell office:value-type="float" office:value="1.482" calcext:value-type="float">
            <text:p>1,482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4207901" calcext:value-type="float">
            <text:p>4207901</text:p>
          </table:table-cell>
          <table:table-cell office:value-type="float" office:value="9.561" calcext:value-type="float">
            <text:p>9,561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17821" calcext:value-type="float">
            <text:p>417821</text:p>
          </table:table-cell>
          <table:table-cell office:value-type="float" office:value="4.538" calcext:value-type="float">
            <text:p>4,538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503001" calcext:value-type="float">
            <text:p>4503001</text:p>
          </table:table-cell>
          <table:table-cell office:value-type="float" office:value="15.372" calcext:value-type="float">
            <text:p>15,37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33241" calcext:value-type="float">
            <text:p>433241</text:p>
          </table:table-cell>
          <table:table-cell office:value-type="float" office:value="4.069" calcext:value-type="float">
            <text:p>4,069</text:p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4808101" calcext:value-type="float">
            <text:p>4808101</text:p>
          </table:table-cell>
          <table:table-cell office:value-type="float" office:value="10.979" calcext:value-type="float">
            <text:p>10,979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452584" calcext:value-type="float">
            <text:p>452584</text:p>
          </table:table-cell>
          <table:table-cell office:value-type="float" office:value="1.984" calcext:value-type="float">
            <text:p>1,984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5123201" calcext:value-type="float">
            <text:p>5123201</text:p>
          </table:table-cell>
          <table:table-cell office:value-type="float" office:value="14.934" calcext:value-type="float">
            <text:p>14,934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467321" calcext:value-type="float">
            <text:p>467321</text:p>
          </table:table-cell>
          <table:table-cell office:value-type="float" office:value="1.751" calcext:value-type="float">
            <text:p>1,751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5448301" calcext:value-type="float">
            <text:p>5448301</text:p>
          </table:table-cell>
          <table:table-cell office:value-type="float" office:value="17.456" calcext:value-type="float">
            <text:p>17,456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487529" calcext:value-type="float">
            <text:p>487529</text:p>
          </table:table-cell>
          <table:table-cell office:value-type="float" office:value="4.163" calcext:value-type="float">
            <text:p>4,163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5783401" calcext:value-type="float">
            <text:p>5783401</text:p>
          </table:table-cell>
          <table:table-cell office:value-type="float" office:value="14.358" calcext:value-type="float">
            <text:p>14,358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502631" calcext:value-type="float">
            <text:p>502631</text:p>
          </table:table-cell>
          <table:table-cell office:value-type="float" office:value="5.359" calcext:value-type="float">
            <text:p>5,359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6128501" calcext:value-type="float">
            <text:p>6128501</text:p>
          </table:table-cell>
          <table:table-cell office:value-type="float" office:value="23.772" calcext:value-type="float">
            <text:p>23,77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11380" calcext:value-type="float">
            <text:p>511380</text:p>
          </table:table-cell>
          <table:table-cell office:value-type="float" office:value="2.563" calcext:value-type="float">
            <text:p>2,563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6483601" calcext:value-type="float">
            <text:p>6483601</text:p>
          </table:table-cell>
          <table:table-cell office:value-type="float" office:value="15.704" calcext:value-type="float">
            <text:p>15,704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26113" calcext:value-type="float">
            <text:p>526113</text:p>
          </table:table-cell>
          <table:table-cell office:value-type="float" office:value="4.685" calcext:value-type="float">
            <text:p>4,685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6848701" calcext:value-type="float">
            <text:p>6848701</text:p>
          </table:table-cell>
          <table:table-cell office:value-type="float" office:value="16.351" calcext:value-type="float">
            <text:p>16,351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554883" calcext:value-type="float">
            <text:p>554883</text:p>
          </table:table-cell>
          <table:table-cell office:value-type="float" office:value="1.999" calcext:value-type="float">
            <text:p>1,999</text:p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7223801" calcext:value-type="float">
            <text:p>7223801</text:p>
          </table:table-cell>
          <table:table-cell office:value-type="float" office:value="32.496" calcext:value-type="float">
            <text:p>32,496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570159" calcext:value-type="float">
            <text:p>570159</text:p>
          </table:table-cell>
          <table:table-cell office:value-type="float" office:value="5.588" calcext:value-type="float">
            <text:p>5,588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7608901" calcext:value-type="float">
            <text:p>7608901</text:p>
          </table:table-cell>
          <table:table-cell office:value-type="float" office:value="17.381" calcext:value-type="float">
            <text:p>17,381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578065" calcext:value-type="float">
            <text:p>578065</text:p>
          </table:table-cell>
          <table:table-cell office:value-type="float" office:value="2.117" calcext:value-type="float">
            <text:p>2,117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8004001" calcext:value-type="float">
            <text:p>8004001</text:p>
          </table:table-cell>
          <table:table-cell office:value-type="float" office:value="22.399" calcext:value-type="float">
            <text:p>22,39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98672" calcext:value-type="float">
            <text:p>598672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8409101" calcext:value-type="float">
            <text:p>8409101</text:p>
          </table:table-cell>
          <table:table-cell office:value-type="float" office:value="21.269" calcext:value-type="float">
            <text:p>21,269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623043" calcext:value-type="float">
            <text:p>623043</text:p>
          </table:table-cell>
          <table:table-cell office:value-type="float" office:value="2.254" calcext:value-type="float">
            <text:p>2,254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8824201" calcext:value-type="float">
            <text:p>8824201</text:p>
          </table:table-cell>
          <table:table-cell office:value-type="float" office:value="23.427" calcext:value-type="float">
            <text:p>23,427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631316" calcext:value-type="float">
            <text:p>631316</text:p>
          </table:table-cell>
          <table:table-cell office:value-type="float" office:value="2.924" calcext:value-type="float">
            <text:p>2,924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9249301" calcext:value-type="float">
            <text:p>9249301</text:p>
          </table:table-cell>
          <table:table-cell office:value-type="float" office:value="22.929" calcext:value-type="float">
            <text:p>22,92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62628" calcext:value-type="float">
            <text:p>662628</text:p>
          </table:table-cell>
          <table:table-cell office:value-type="float" office:value="7.123" calcext:value-type="float">
            <text:p>7,123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9684401" calcext:value-type="float">
            <text:p>9684401</text:p>
          </table:table-cell>
          <table:table-cell office:value-type="float" office:value="23.641" calcext:value-type="float">
            <text:p>23,641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679997" calcext:value-type="float">
            <text:p>679997</text:p>
          </table:table-cell>
          <table:table-cell office:value-type="float" office:value="2.531" calcext:value-type="float">
            <text:p>2,531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0129501" calcext:value-type="float">
            <text:p>10129501</text:p>
          </table:table-cell>
          <table:table-cell office:value-type="float" office:value="23.643" calcext:value-type="float">
            <text:p>23,643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696822" calcext:value-type="float">
            <text:p>696822</text:p>
          </table:table-cell>
          <table:table-cell office:value-type="float" office:value="4.933" calcext:value-type="float">
            <text:p>4,933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10584601" calcext:value-type="float">
            <text:p>10584601</text:p>
          </table:table-cell>
          <table:table-cell office:value-type="float" office:value="29.919" calcext:value-type="float">
            <text:p>29,919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719852" calcext:value-type="float">
            <text:p>719852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11049701" calcext:value-type="float">
            <text:p>11049701</text:p>
          </table:table-cell>
          <table:table-cell office:value-type="float" office:value="30.218" calcext:value-type="float">
            <text:p>30,218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729054" calcext:value-type="float">
            <text:p>729054</text:p>
          </table:table-cell>
          <table:table-cell office:value-type="float" office:value="4.263" calcext:value-type="float">
            <text:p>4,263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11524801" calcext:value-type="float">
            <text:p>11524801</text:p>
          </table:table-cell>
          <table:table-cell office:value-type="float" office:value="38.829" calcext:value-type="float">
            <text:p>38,829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749869" calcext:value-type="float">
            <text:p>749869</text:p>
          </table:table-cell>
          <table:table-cell office:value-type="float" office:value="8.788" calcext:value-type="float">
            <text:p>8,788</text:p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12009901" calcext:value-type="float">
            <text:p>12009901</text:p>
          </table:table-cell>
          <table:table-cell office:value-type="float" office:value="31.461" calcext:value-type="float">
            <text:p>31,461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769106" calcext:value-type="float">
            <text:p>769106</text:p>
          </table:table-cell>
          <table:table-cell office:value-type="float" office:value="7.156" calcext:value-type="float">
            <text:p>7,15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2505001" calcext:value-type="float">
            <text:p>12505001</text:p>
          </table:table-cell>
          <table:table-cell office:value-type="float" office:value="34.314" calcext:value-type="float">
            <text:p>34,31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81944" calcext:value-type="float">
            <text:p>781944</text:p>
          </table:table-cell>
          <table:table-cell office:value-type="float" office:value="7.955" calcext:value-type="float">
            <text:p>7,955</text:p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13010101" calcext:value-type="float">
            <text:p>13010101</text:p>
          </table:table-cell>
          <table:table-cell office:value-type="float" office:value="30.11" calcext:value-type="float">
            <text:p>30,11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811715" calcext:value-type="float">
            <text:p>811715</text:p>
          </table:table-cell>
          <table:table-cell office:value-type="float" office:value="3.233" calcext:value-type="float">
            <text:p>3,233</text:p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float" office:value="13525201" calcext:value-type="float">
            <text:p>13525201</text:p>
          </table:table-cell>
          <table:table-cell office:value-type="float" office:value="30.698" calcext:value-type="float">
            <text:p>30,698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823440" calcext:value-type="float">
            <text:p>823440</text:p>
          </table:table-cell>
          <table:table-cell office:value-type="float" office:value="3.472" calcext:value-type="float">
            <text:p>3,472</text:p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float" office:value="14050301" calcext:value-type="float">
            <text:p>14050301</text:p>
          </table:table-cell>
          <table:table-cell office:value-type="float" office:value="40.165" calcext:value-type="float">
            <text:p>40,165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851700" calcext:value-type="float">
            <text:p>851700</text:p>
          </table:table-cell>
          <table:table-cell office:value-type="float" office:value="8.142" calcext:value-type="float">
            <text:p>8,142</text:p>
          </table:table-cell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float" office:value="14585401" calcext:value-type="float">
            <text:p>14585401</text:p>
          </table:table-cell>
          <table:table-cell office:value-type="float" office:value="33.928" calcext:value-type="float">
            <text:p>33,928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861593" calcext:value-type="float">
            <text:p>861593</text:p>
          </table:table-cell>
          <table:table-cell office:value-type="float" office:value="8.956" calcext:value-type="float">
            <text:p>8,956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15130501" calcext:value-type="float">
            <text:p>15130501</text:p>
          </table:table-cell>
          <table:table-cell office:value-type="float" office:value="40.606" calcext:value-type="float">
            <text:p>40,606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72009" calcext:value-type="float">
            <text:p>872009</text:p>
          </table:table-cell>
          <table:table-cell office:value-type="float" office:value="4.635" calcext:value-type="float">
            <text:p>4,635</text:p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float" office:value="15685601" calcext:value-type="float">
            <text:p>15685601</text:p>
          </table:table-cell>
          <table:table-cell office:value-type="float" office:value="42.492" calcext:value-type="float">
            <text:p>42,49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916746" calcext:value-type="float">
            <text:p>916746</text:p>
          </table:table-cell>
          <table:table-cell office:value-type="float" office:value="7.485" calcext:value-type="float">
            <text:p>7,485</text:p>
          </table:table-cell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float" office:value="16250701" calcext:value-type="float">
            <text:p>16250701</text:p>
          </table:table-cell>
          <table:table-cell office:value-type="float" office:value="38.269" calcext:value-type="float">
            <text:p>38,26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924389" calcext:value-type="float">
            <text:p>924389</text:p>
          </table:table-cell>
          <table:table-cell office:value-type="float" office:value="3.351" calcext:value-type="float">
            <text:p>3,351</text:p>
          </table:table-cell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float" office:value="16825801" calcext:value-type="float">
            <text:p>16825801</text:p>
          </table:table-cell>
          <table:table-cell office:value-type="float" office:value="47.42" calcext:value-type="float">
            <text:p>47,42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937041" calcext:value-type="float">
            <text:p>937041</text:p>
          </table:table-cell>
          <table:table-cell office:value-type="float" office:value="8.367" calcext:value-type="float">
            <text:p>8,367</text:p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17410901" calcext:value-type="float">
            <text:p>17410901</text:p>
          </table:table-cell>
          <table:table-cell office:value-type="float" office:value="43.95" calcext:value-type="float">
            <text:p>43,95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939367" calcext:value-type="float">
            <text:p>939367</text:p>
          </table:table-cell>
          <table:table-cell office:value-type="float" office:value="8.691" calcext:value-type="float">
            <text:p>8,691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8006001" calcext:value-type="float">
            <text:p>18006001</text:p>
          </table:table-cell>
          <table:table-cell office:value-type="float" office:value="46.804" calcext:value-type="float">
            <text:p>46,80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984802" calcext:value-type="float">
            <text:p>984802</text:p>
          </table:table-cell>
          <table:table-cell office:value-type="float" office:value="4.251" calcext:value-type="float">
            <text:p>4,251</text:p>
          </table:table-cell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office:value-type="float" office:value="18611101" calcext:value-type="float">
            <text:p>18611101</text:p>
          </table:table-cell>
          <table:table-cell office:value-type="float" office:value="49.03" calcext:value-type="float">
            <text:p>49,03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1008340" calcext:value-type="float">
            <text:p>1008340</text:p>
          </table:table-cell>
          <table:table-cell office:value-type="float" office:value="9.747" calcext:value-type="float">
            <text:p>9,747</text:p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float" office:value="19226201" calcext:value-type="float">
            <text:p>19226201</text:p>
          </table:table-cell>
          <table:table-cell office:value-type="float" office:value="52.126" calcext:value-type="float">
            <text:p>52,126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995841" calcext:value-type="float">
            <text:p>995841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float" office:value="19851301" calcext:value-type="float">
            <text:p>19851301</text:p>
          </table:table-cell>
          <table:table-cell office:value-type="float" office:value="49.53" calcext:value-type="float">
            <text:p>49,5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1034624" calcext:value-type="float">
            <text:p>1034624</text:p>
          </table:table-cell>
          <table:table-cell office:value-type="float" office:value="6.782" calcext:value-type="float">
            <text:p>6,782</text:p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float" office:value="20486401" calcext:value-type="float">
            <text:p>20486401</text:p>
          </table:table-cell>
          <table:table-cell office:value-type="float" office:value="51.517" calcext:value-type="float">
            <text:p>51,517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39766" calcext:value-type="float">
            <text:p>1039766</text:p>
          </table:table-cell>
          <table:table-cell office:value-type="float" office:value="8.807" calcext:value-type="float">
            <text:p>8,807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21131501" calcext:value-type="float">
            <text:p>21131501</text:p>
          </table:table-cell>
          <table:table-cell office:value-type="float" office:value="51.78" calcext:value-type="float">
            <text:p>51,78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057562" calcext:value-type="float">
            <text:p>1057562</text:p>
          </table:table-cell>
          <table:table-cell office:value-type="float" office:value="6.225" calcext:value-type="float">
            <text:p>6,225</text:p>
          </table:table-cell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office:value-type="float" office:value="21786601" calcext:value-type="float">
            <text:p>21786601</text:p>
          </table:table-cell>
          <table:table-cell office:value-type="float" office:value="49.313" calcext:value-type="float">
            <text:p>49,313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1093597" calcext:value-type="float">
            <text:p>1093597</text:p>
          </table:table-cell>
          <table:table-cell office:value-type="float" office:value="3.971" calcext:value-type="float">
            <text:p>3,971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22451701" calcext:value-type="float">
            <text:p>22451701</text:p>
          </table:table-cell>
          <table:table-cell office:value-type="float" office:value="55.29" calcext:value-type="float">
            <text:p>55,29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1088243" calcext:value-type="float">
            <text:p>1088243</text:p>
          </table:table-cell>
          <table:table-cell office:value-type="float" office:value="6.88" calcext:value-type="float">
            <text:p>6,88</text:p>
          </table:table-cell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23126801" calcext:value-type="float">
            <text:p>23126801</text:p>
          </table:table-cell>
          <table:table-cell office:value-type="float" office:value="57.259" calcext:value-type="float">
            <text:p>57,259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111507" calcext:value-type="float">
            <text:p>1111507</text:p>
          </table:table-cell>
          <table:table-cell office:value-type="float" office:value="9.213" calcext:value-type="float">
            <text:p>9,213</text:p>
          </table:table-cell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23811901" calcext:value-type="float">
            <text:p>23811901</text:p>
          </table:table-cell>
          <table:table-cell office:value-type="float" office:value="58.02" calcext:value-type="float">
            <text:p>58,02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1143259" calcext:value-type="float">
            <text:p>1143259</text:p>
          </table:table-cell>
          <table:table-cell office:value-type="float" office:value="4.402" calcext:value-type="float">
            <text:p>4,40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24507001" calcext:value-type="float">
            <text:p>24507001</text:p>
          </table:table-cell>
          <table:table-cell office:value-type="float" office:value="61.392" calcext:value-type="float">
            <text:p>61,39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157765" calcext:value-type="float">
            <text:p>115776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25212101" calcext:value-type="float">
            <text:p>25212101</text:p>
          </table:table-cell>
          <table:table-cell office:value-type="float" office:value="57.499" calcext:value-type="float">
            <text:p>57,499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93283" calcext:value-type="float">
            <text:p>1193283</text:p>
          </table:table-cell>
          <table:table-cell office:value-type="float" office:value="4.356" calcext:value-type="float">
            <text:p>4,356</text:p>
          </table:table-cell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25927201" calcext:value-type="float">
            <text:p>25927201</text:p>
          </table:table-cell>
          <table:table-cell office:value-type="float" office:value="62.37" calcext:value-type="float">
            <text:p>62,37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202872" calcext:value-type="float">
            <text:p>1202872</text:p>
          </table:table-cell>
          <table:table-cell office:value-type="float" office:value="4.352" calcext:value-type="float">
            <text:p>4,352</text:p>
          </table:table-cell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26652301" calcext:value-type="float">
            <text:p>26652301</text:p>
          </table:table-cell>
          <table:table-cell office:value-type="float" office:value="68.238" calcext:value-type="float">
            <text:p>68,238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1224743" calcext:value-type="float">
            <text:p>1224743</text:p>
          </table:table-cell>
          <table:table-cell office:value-type="float" office:value="9.699" calcext:value-type="float">
            <text:p>9,699</text:p>
          </table:table-cell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27387401" calcext:value-type="float">
            <text:p>27387401</text:p>
          </table:table-cell>
          <table:table-cell office:value-type="float" office:value="69.503" calcext:value-type="float">
            <text:p>69,503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247414" calcext:value-type="float">
            <text:p>1247414</text:p>
          </table:table-cell>
          <table:table-cell office:value-type="float" office:value="4.526" calcext:value-type="float">
            <text:p>4,526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28132501" calcext:value-type="float">
            <text:p>28132501</text:p>
          </table:table-cell>
          <table:table-cell office:value-type="float" office:value="67.906" calcext:value-type="float">
            <text:p>67,906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265736" calcext:value-type="float">
            <text:p>1265736</text:p>
          </table:table-cell>
          <table:table-cell office:value-type="float" office:value="5.762" calcext:value-type="float">
            <text:p>5,762</text:p>
          </table:table-cell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28887601" calcext:value-type="float">
            <text:p>28887601</text:p>
          </table:table-cell>
          <table:table-cell office:value-type="float" office:value="71.969" calcext:value-type="float">
            <text:p>71,969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1288417" calcext:value-type="float">
            <text:p>1288417</text:p>
          </table:table-cell>
          <table:table-cell office:value-type="float" office:value="6.493" calcext:value-type="float">
            <text:p>6,493</text:p>
          </table:table-cell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float" office:value="29652701" calcext:value-type="float">
            <text:p>29652701</text:p>
          </table:table-cell>
          <table:table-cell office:value-type="float" office:value="71.055" calcext:value-type="float">
            <text:p>71,055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1301198" calcext:value-type="float">
            <text:p>1301198</text:p>
          </table:table-cell>
          <table:table-cell office:value-type="float" office:value="8.674" calcext:value-type="float">
            <text:p>8,674</text:p>
          </table:table-cell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office:value-type="float" office:value="30427801" calcext:value-type="float">
            <text:p>30427801</text:p>
          </table:table-cell>
          <table:table-cell office:value-type="float" office:value="71.749" calcext:value-type="float">
            <text:p>71,74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304144" calcext:value-type="float">
            <text:p>1304144</text:p>
          </table:table-cell>
          <table:table-cell office:value-type="float" office:value="5.708" calcext:value-type="float">
            <text:p>5,708</text:p>
          </table:table-cell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31212901" calcext:value-type="float">
            <text:p>31212901</text:p>
          </table:table-cell>
          <table:table-cell office:value-type="float" office:value="76.213" calcext:value-type="float">
            <text:p>76,213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330971" calcext:value-type="float">
            <text:p>1330971</text:p>
          </table:table-cell>
          <table:table-cell office:value-type="float" office:value="11.115" calcext:value-type="float">
            <text:p>11,115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32008001" calcext:value-type="float">
            <text:p>32008001</text:p>
          </table:table-cell>
          <table:table-cell office:value-type="float" office:value="80.242" calcext:value-type="float">
            <text:p>80,24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344318" calcext:value-type="float">
            <text:p>1344318</text:p>
          </table:table-cell>
          <table:table-cell office:value-type="float" office:value="7.014" calcext:value-type="float">
            <text:p>7,014</text:p>
          </table:table-cell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32813101" calcext:value-type="float">
            <text:p>32813101</text:p>
          </table:table-cell>
          <table:table-cell office:value-type="float" office:value="84.106" calcext:value-type="float">
            <text:p>84,106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1391563" calcext:value-type="float">
            <text:p>1391563</text:p>
          </table:table-cell>
          <table:table-cell office:value-type="float" office:value="13.426" calcext:value-type="float">
            <text:p>13,426</text:p>
          </table:table-cell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33628201" calcext:value-type="float">
            <text:p>33628201</text:p>
          </table:table-cell>
          <table:table-cell office:value-type="float" office:value="78.887" calcext:value-type="float">
            <text:p>78,887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1397177" calcext:value-type="float">
            <text:p>1397177</text:p>
          </table:table-cell>
          <table:table-cell office:value-type="float" office:value="5.061" calcext:value-type="float">
            <text:p>5,061</text:p>
          </table:table-cell>
        </table:table-row>
        <table:table-row table:style-name="ro1">
          <table:table-cell/>
          <table:table-cell office:value-type="float" office:value="8300" calcext:value-type="float">
            <text:p>8300</text:p>
          </table:table-cell>
          <table:table-cell office:value-type="float" office:value="34453301" calcext:value-type="float">
            <text:p>34453301</text:p>
          </table:table-cell>
          <table:table-cell office:value-type="float" office:value="84.181" calcext:value-type="float">
            <text:p>84,181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429854" calcext:value-type="float">
            <text:p>1429854</text:p>
          </table:table-cell>
          <table:table-cell office:value-type="float" office:value="6.449" calcext:value-type="float">
            <text:p>6,449</text:p>
          </table:table-cell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office:value-type="float" office:value="35288401" calcext:value-type="float">
            <text:p>35288401</text:p>
          </table:table-cell>
          <table:table-cell office:value-type="float" office:value="88.354" calcext:value-type="float">
            <text:p>88,354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431763" calcext:value-type="float">
            <text:p>1431763</text:p>
          </table:table-cell>
          <table:table-cell office:value-type="float" office:value="5.243" calcext:value-type="float">
            <text:p>5,243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36133501" calcext:value-type="float">
            <text:p>36133501</text:p>
          </table:table-cell>
          <table:table-cell office:value-type="float" office:value="92.811" calcext:value-type="float">
            <text:p>92,81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44203" calcext:value-type="float">
            <text:p>1444203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office:value-type="float" office:value="36988601" calcext:value-type="float">
            <text:p>36988601</text:p>
          </table:table-cell>
          <table:table-cell office:value-type="float" office:value="93.687" calcext:value-type="float">
            <text:p>93,687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1463728" calcext:value-type="float">
            <text:p>1463728</text:p>
          </table:table-cell>
          <table:table-cell office:value-type="float" office:value="5.311" calcext:value-type="float">
            <text:p>5,311</text:p>
          </table:table-cell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office:value-type="float" office:value="37853701" calcext:value-type="float">
            <text:p>37853701</text:p>
          </table:table-cell>
          <table:table-cell office:value-type="float" office:value="87.936" calcext:value-type="float">
            <text:p>87,93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1497956" calcext:value-type="float">
            <text:p>1497956</text:p>
          </table:table-cell>
          <table:table-cell office:value-type="float" office:value="9.162" calcext:value-type="float">
            <text:p>9,162</text:p>
          </table:table-cell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office:value-type="float" office:value="38728801" calcext:value-type="float">
            <text:p>38728801</text:p>
          </table:table-cell>
          <table:table-cell office:value-type="float" office:value="93.023" calcext:value-type="float">
            <text:p>93,023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519459" calcext:value-type="float">
            <text:p>1519459</text:p>
          </table:table-cell>
          <table:table-cell office:value-type="float" office:value="10.247" calcext:value-type="float">
            <text:p>10,247</text:p>
          </table:table-cell>
        </table:table-row>
        <table:table-row table:style-name="ro1">
          <table:table-cell/>
          <table:table-cell office:value-type="float" office:value="8900" calcext:value-type="float">
            <text:p>8900</text:p>
          </table:table-cell>
          <table:table-cell office:value-type="float" office:value="39613901" calcext:value-type="float">
            <text:p>39613901</text:p>
          </table:table-cell>
          <table:table-cell office:value-type="float" office:value="91.976" calcext:value-type="float">
            <text:p>91,976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502302" calcext:value-type="float">
            <text:p>1502302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40509001" calcext:value-type="float">
            <text:p>40509001</text:p>
          </table:table-cell>
          <table:table-cell office:value-type="float" office:value="96.093" calcext:value-type="float">
            <text:p>96,09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537697" calcext:value-type="float">
            <text:p>1537697</text:p>
          </table:table-cell>
          <table:table-cell office:value-type="float" office:value="9.285" calcext:value-type="float">
            <text:p>9,285</text:p>
          </table:table-cell>
        </table:table-row>
        <table:table-row table:style-name="ro1">
          <table:table-cell/>
          <table:table-cell office:value-type="float" office:value="9100" calcext:value-type="float">
            <text:p>9100</text:p>
          </table:table-cell>
          <table:table-cell office:value-type="float" office:value="41414101" calcext:value-type="float">
            <text:p>41414101</text:p>
          </table:table-cell>
          <table:table-cell office:value-type="float" office:value="110.546" calcext:value-type="float">
            <text:p>110,546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1553253" calcext:value-type="float">
            <text:p>1553253</text:p>
          </table:table-cell>
          <table:table-cell office:value-type="float" office:value="7.476" calcext:value-type="float">
            <text:p>7,476</text:p>
          </table:table-cell>
        </table:table-row>
        <table:table-row table:style-name="ro1">
          <table:table-cell/>
          <table:table-cell office:value-type="float" office:value="9200" calcext:value-type="float">
            <text:p>9200</text:p>
          </table:table-cell>
          <table:table-cell office:value-type="float" office:value="42329201" calcext:value-type="float">
            <text:p>42329201</text:p>
          </table:table-cell>
          <table:table-cell office:value-type="float" office:value="103.155" calcext:value-type="float">
            <text:p>103,15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98892" calcext:value-type="float">
            <text:p>1598892</text:p>
          </table:table-cell>
          <table:table-cell office:value-type="float" office:value="6.83" calcext:value-type="float">
            <text:p>6,83</text:p>
          </table:table-cell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43254301" calcext:value-type="float">
            <text:p>43254301</text:p>
          </table:table-cell>
          <table:table-cell office:value-type="float" office:value="111.788" calcext:value-type="float">
            <text:p>111,788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1623936" calcext:value-type="float">
            <text:p>1623936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/>
          <table:table-cell office:value-type="float" office:value="9400" calcext:value-type="float">
            <text:p>9400</text:p>
          </table:table-cell>
          <table:table-cell office:value-type="float" office:value="44189401" calcext:value-type="float">
            <text:p>44189401</text:p>
          </table:table-cell>
          <table:table-cell office:value-type="float" office:value="117.871" calcext:value-type="float">
            <text:p>117,871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1634788" calcext:value-type="float">
            <text:p>1634788</text:p>
          </table:table-cell>
          <table:table-cell office:value-type="float" office:value="5.596" calcext:value-type="float">
            <text:p>5,596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45134501" calcext:value-type="float">
            <text:p>45134501</text:p>
          </table:table-cell>
          <table:table-cell office:value-type="float" office:value="105.561" calcext:value-type="float">
            <text:p>105,56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1648857" calcext:value-type="float">
            <text:p>1648857</text:p>
          </table:table-cell>
          <table:table-cell office:value-type="float" office:value="6.472" calcext:value-type="float">
            <text:p>6,472</text:p>
          </table:table-cell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46089601" calcext:value-type="float">
            <text:p>46089601</text:p>
          </table:table-cell>
          <table:table-cell office:value-type="float" office:value="116.695" calcext:value-type="float">
            <text:p>116,69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1686594" calcext:value-type="float">
            <text:p>1686594</text:p>
          </table:table-cell>
          <table:table-cell office:value-type="float" office:value="8.137" calcext:value-type="float">
            <text:p>8,137</text:p>
          </table:table-cell>
        </table:table-row>
        <table:table-row table:style-name="ro1">
          <table:table-cell/>
          <table:table-cell office:value-type="float" office:value="9700" calcext:value-type="float">
            <text:p>9700</text:p>
          </table:table-cell>
          <table:table-cell office:value-type="float" office:value="47054701" calcext:value-type="float">
            <text:p>47054701</text:p>
          </table:table-cell>
          <table:table-cell office:value-type="float" office:value="119.14" calcext:value-type="float">
            <text:p>119,14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1671279" calcext:value-type="float">
            <text:p>1671279</text:p>
          </table:table-cell>
          <table:table-cell office:value-type="float" office:value="7.678" calcext:value-type="float">
            <text:p>7,678</text:p>
          </table:table-cell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48029801" calcext:value-type="float">
            <text:p>48029801</text:p>
          </table:table-cell>
          <table:table-cell office:value-type="float" office:value="128.863" calcext:value-type="float">
            <text:p>128,863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1720205" calcext:value-type="float">
            <text:p>1720205</text:p>
          </table:table-cell>
          <table:table-cell office:value-type="float" office:value="6.151" calcext:value-type="float">
            <text:p>6,151</text:p>
          </table:table-cell>
        </table:table-row>
        <table:table-row table:style-name="ro1">
          <table:table-cell/>
          <table:table-cell office:value-type="float" office:value="9900" calcext:value-type="float">
            <text:p>9900</text:p>
          </table:table-cell>
          <table:table-cell office:value-type="float" office:value="49014901" calcext:value-type="float">
            <text:p>49014901</text:p>
          </table:table-cell>
          <table:table-cell office:value-type="float" office:value="113.196" calcext:value-type="float">
            <text:p>113,196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34174" calcext:value-type="float">
            <text:p>1734174</text:p>
          </table:table-cell>
          <table:table-cell office:value-type="float" office:value="6.166" calcext:value-type="float">
            <text:p>6,16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0010001" calcext:value-type="float">
            <text:p>50010001</text:p>
          </table:table-cell>
          <table:table-cell office:value-type="float" office:value="125.533" calcext:value-type="float">
            <text:p>125,5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72586" calcext:value-type="float">
            <text:p>1772586</text:p>
          </table:table-cell>
          <table:table-cell office:value-type="float" office:value="6.187" calcext:value-type="float">
            <text:p>6,187</text:p>
          </table:table-cell>
        </table:table-row>
        <table:table-row table:style-name="ro1">
          <table:table-cell/>
          <table:table-cell office:value-type="float" office:value="10100" calcext:value-type="float">
            <text:p>10100</text:p>
          </table:table-cell>
          <table:table-cell office:value-type="float" office:value="51015101" calcext:value-type="float">
            <text:p>51015101</text:p>
          </table:table-cell>
          <table:table-cell office:value-type="float" office:value="125.904" calcext:value-type="float">
            <text:p>125,904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1753063" calcext:value-type="float">
            <text:p>1753063</text:p>
          </table:table-cell>
          <table:table-cell office:value-type="float" office:value="9.404" calcext:value-type="float">
            <text:p>9,404</text:p>
          </table:table-cell>
        </table:table-row>
        <table:table-row table:style-name="ro1">
          <table:table-cell/>
          <table:table-cell office:value-type="float" office:value="10200" calcext:value-type="float">
            <text:p>10200</text:p>
          </table:table-cell>
          <table:table-cell office:value-type="float" office:value="52030201" calcext:value-type="float">
            <text:p>52030201</text:p>
          </table:table-cell>
          <table:table-cell office:value-type="float" office:value="125.773" calcext:value-type="float">
            <text:p>125,773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1809912" calcext:value-type="float">
            <text:p>1809912</text:p>
          </table:table-cell>
          <table:table-cell office:value-type="float" office:value="11.021" calcext:value-type="float">
            <text:p>11,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 style:data-style-name="N2" text:time-value="19:07:46.70656837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8T19:08:06.903861666</dc:date>
    <meta:editing-duration>PT5M27S</meta:editing-duration>
    <meta:editing-cycles>3</meta:editing-cycles>
    <meta:generator>LibreOffice/6.4.7.2$Linux_X86_64 LibreOffice_project/40$Build-2</meta:generator>
    <meta:document-statistic meta:table-count="1" meta:cell-count="6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ilosc porownan od wielkosci tablicy</text:p>
        </chart:title>
        <chart:subtitle svg:x="6.329cm" svg:y="1.275cm" chart:style-name="ch3">
          <text:p>DPQS vs DPQSU</text:p>
        </chart:subtitle>
        <chart:legend chart:legend-position="end" svg:x="13.465cm" svg:y="3.952cm" style:legend-expansion="high" chart:style-name="ch4"/>
        <chart:plot-area chart:style-name="ch5" table:cell-range-address="DPQS_worst_m1.B2:DPQS_worst_m1.C103 DPQS_worst_m1.C1:DPQS_worst_m1.C1 DPQS_worst_m1.G1:DPQS_worst_m1.G103" chart:data-source-has-labels="both" svg:x="1.331cm" svg:y="2.138cm" svg:width="11.814cm" svg:height="5.701cm">
          <chartooo:coordinate-region svg:x="3.064cm" svg:y="2.138cm" svg:width="10.081cm" svg:height="4.448cm"/>
          <chart:axis chart:dimension="x" chart:name="primary-x" chart:style-name="ch6" chartooo:axis-type="auto">
            <chartooo:date-scale/>
            <chart:title svg:x="7.088cm" svg:y="8.019cm" chart:style-name="ch7">
              <text:p>n</text:p>
            </chart:title>
            <chart:categories table:cell-range-address="DPQS_worst_m1.B2:DPQS_worst_m1.B103"/>
          </chart:axis>
          <chart:axis chart:dimension="y" chart:name="primary-y" chart:style-name="ch6">
            <chart:title svg:x="0.451cm" svg:y="5.442cm" chart:style-name="ch8">
              <text:p>comp</text:p>
            </chart:title>
            <chart:grid chart:style-name="ch9" chart:class="major"/>
          </chart:axis>
          <chart:series chart:style-name="ch10" chart:values-cell-range-address="DPQS_worst_m1.C2:DPQS_worst_m1.C103" chart:label-cell-address="DPQS_worst_m1.C1:DPQS_worst_m1.C1" chart:class="chart:line">
            <chart:data-point chart:repeated="102"/>
          </chart:series>
          <chart:series chart:style-name="ch11" chart:values-cell-range-address="DPQS_worst_m1.G2:DPQS_worst_m1.G103" chart:label-cell-address="DPQS_worst_m1.G1:DPQS_worst_m1.G1" chart:class="chart:line">
            <chart:data-point chart:repeated="1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</text:p>
                <draw:g>
                  <svg:desc>DPQS_worst_m1.C1:DPQS_worst_m1.C1</svg:desc>
                </draw:g>
              </table:table-cell>
              <table:table-cell office:value-type="string">
                <text:p>Comp-u</text:p>
                <draw:g>
                  <svg:desc>DPQS_worst_m1.G1:DPQS_worst_m1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PQS_worst_m1.B2:DPQS_worst_m1.B103</svg:desc>
                </draw:g>
              </table:table-cell>
              <table:table-cell office:value-type="float" office:value="5101">
                <text:p>5101</text:p>
                <draw:g>
                  <svg:desc>DPQS_worst_m1.C2:DPQS_worst_m1.C103</svg:desc>
                </draw:g>
              </table:table-cell>
              <table:table-cell office:value-type="float" office:value="6322">
                <text:p>6322</text:p>
                <draw:g>
                  <svg:desc>DPQS_worst_m1.G2:DPQS_worst_m1.G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201">
                <text:p>20201</text:p>
              </table:table-cell>
              <table:table-cell office:value-type="float" office:value="15266">
                <text:p>152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5301">
                <text:p>45301</text:p>
              </table:table-cell>
              <table:table-cell office:value-type="float" office:value="27781">
                <text:p>277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0401">
                <text:p>80401</text:p>
              </table:table-cell>
              <table:table-cell office:value-type="float" office:value="38311">
                <text:p>383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5501">
                <text:p>125501</text:p>
              </table:table-cell>
              <table:table-cell office:value-type="float" office:value="49865">
                <text:p>498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0601">
                <text:p>180601</text:p>
              </table:table-cell>
              <table:table-cell office:value-type="float" office:value="64106">
                <text:p>6410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5701">
                <text:p>245701</text:p>
              </table:table-cell>
              <table:table-cell office:value-type="float" office:value="74984">
                <text:p>749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20801">
                <text:p>320801</text:p>
              </table:table-cell>
              <table:table-cell office:value-type="float" office:value="88536">
                <text:p>8853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5901">
                <text:p>405901</text:p>
              </table:table-cell>
              <table:table-cell office:value-type="float" office:value="102475">
                <text:p>1024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01001">
                <text:p>501001</text:p>
              </table:table-cell>
              <table:table-cell office:value-type="float" office:value="116014">
                <text:p>11601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06101">
                <text:p>606101</text:p>
              </table:table-cell>
              <table:table-cell office:value-type="float" office:value="131383">
                <text:p>13138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21201">
                <text:p>721201</text:p>
              </table:table-cell>
              <table:table-cell office:value-type="float" office:value="144757">
                <text:p>14475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46301">
                <text:p>846301</text:p>
              </table:table-cell>
              <table:table-cell office:value-type="float" office:value="161972">
                <text:p>16197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81401">
                <text:p>981401</text:p>
              </table:table-cell>
              <table:table-cell office:value-type="float" office:value="178257">
                <text:p>17825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26501">
                <text:p>1126501</text:p>
              </table:table-cell>
              <table:table-cell office:value-type="float" office:value="192426">
                <text:p>19242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81601">
                <text:p>1281601</text:p>
              </table:table-cell>
              <table:table-cell office:value-type="float" office:value="206217">
                <text:p>20621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446701">
                <text:p>1446701</text:p>
              </table:table-cell>
              <table:table-cell office:value-type="float" office:value="220883">
                <text:p>22088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21801">
                <text:p>1621801</text:p>
              </table:table-cell>
              <table:table-cell office:value-type="float" office:value="233836">
                <text:p>233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06901">
                <text:p>1806901</text:p>
              </table:table-cell>
              <table:table-cell office:value-type="float" office:value="253622">
                <text:p>2536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2001">
                <text:p>2002001</text:p>
              </table:table-cell>
              <table:table-cell office:value-type="float" office:value="265316">
                <text:p>26531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207101">
                <text:p>2207101</text:p>
              </table:table-cell>
              <table:table-cell office:value-type="float" office:value="282514">
                <text:p>28251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422201">
                <text:p>2422201</text:p>
              </table:table-cell>
              <table:table-cell office:value-type="float" office:value="297843">
                <text:p>29784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647301">
                <text:p>2647301</text:p>
              </table:table-cell>
              <table:table-cell office:value-type="float" office:value="322826">
                <text:p>32282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882401">
                <text:p>2882401</text:p>
              </table:table-cell>
              <table:table-cell office:value-type="float" office:value="330548">
                <text:p>33054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127501">
                <text:p>3127501</text:p>
              </table:table-cell>
              <table:table-cell office:value-type="float" office:value="352022">
                <text:p>35202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382601">
                <text:p>3382601</text:p>
              </table:table-cell>
              <table:table-cell office:value-type="float" office:value="367310">
                <text:p>36731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647701">
                <text:p>3647701</text:p>
              </table:table-cell>
              <table:table-cell office:value-type="float" office:value="383230">
                <text:p>38323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922801">
                <text:p>3922801</text:p>
              </table:table-cell>
              <table:table-cell office:value-type="float" office:value="400686">
                <text:p>40068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4207901">
                <text:p>4207901</text:p>
              </table:table-cell>
              <table:table-cell office:value-type="float" office:value="417821">
                <text:p>41782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503001">
                <text:p>4503001</text:p>
              </table:table-cell>
              <table:table-cell office:value-type="float" office:value="433241">
                <text:p>43324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4808101">
                <text:p>4808101</text:p>
              </table:table-cell>
              <table:table-cell office:value-type="float" office:value="452584">
                <text:p>45258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123201">
                <text:p>5123201</text:p>
              </table:table-cell>
              <table:table-cell office:value-type="float" office:value="467321">
                <text:p>46732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5448301">
                <text:p>5448301</text:p>
              </table:table-cell>
              <table:table-cell office:value-type="float" office:value="487529">
                <text:p>48752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783401">
                <text:p>5783401</text:p>
              </table:table-cell>
              <table:table-cell office:value-type="float" office:value="502631">
                <text:p>50263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128501">
                <text:p>6128501</text:p>
              </table:table-cell>
              <table:table-cell office:value-type="float" office:value="511380">
                <text:p>51138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6483601">
                <text:p>6483601</text:p>
              </table:table-cell>
              <table:table-cell office:value-type="float" office:value="526113">
                <text:p>52611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6848701">
                <text:p>6848701</text:p>
              </table:table-cell>
              <table:table-cell office:value-type="float" office:value="554883">
                <text:p>55488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7223801">
                <text:p>7223801</text:p>
              </table:table-cell>
              <table:table-cell office:value-type="float" office:value="570159">
                <text:p>57015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7608901">
                <text:p>7608901</text:p>
              </table:table-cell>
              <table:table-cell office:value-type="float" office:value="578065">
                <text:p>57806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004001">
                <text:p>8004001</text:p>
              </table:table-cell>
              <table:table-cell office:value-type="float" office:value="598672">
                <text:p>59867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8409101">
                <text:p>8409101</text:p>
              </table:table-cell>
              <table:table-cell office:value-type="float" office:value="623043">
                <text:p>62304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8824201">
                <text:p>8824201</text:p>
              </table:table-cell>
              <table:table-cell office:value-type="float" office:value="631316">
                <text:p>63131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9249301">
                <text:p>9249301</text:p>
              </table:table-cell>
              <table:table-cell office:value-type="float" office:value="662628">
                <text:p>66262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9684401">
                <text:p>9684401</text:p>
              </table:table-cell>
              <table:table-cell office:value-type="float" office:value="679997">
                <text:p>67999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129501">
                <text:p>10129501</text:p>
              </table:table-cell>
              <table:table-cell office:value-type="float" office:value="696822">
                <text:p>69682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584601">
                <text:p>10584601</text:p>
              </table:table-cell>
              <table:table-cell office:value-type="float" office:value="719852">
                <text:p>71985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1049701">
                <text:p>11049701</text:p>
              </table:table-cell>
              <table:table-cell office:value-type="float" office:value="729054">
                <text:p>72905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1524801">
                <text:p>11524801</text:p>
              </table:table-cell>
              <table:table-cell office:value-type="float" office:value="749869">
                <text:p>74986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2009901">
                <text:p>12009901</text:p>
              </table:table-cell>
              <table:table-cell office:value-type="float" office:value="769106">
                <text:p>7691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505001">
                <text:p>12505001</text:p>
              </table:table-cell>
              <table:table-cell office:value-type="float" office:value="781944">
                <text:p>781944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3010101">
                <text:p>13010101</text:p>
              </table:table-cell>
              <table:table-cell office:value-type="float" office:value="811715">
                <text:p>81171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3525201">
                <text:p>13525201</text:p>
              </table:table-cell>
              <table:table-cell office:value-type="float" office:value="823440">
                <text:p>82344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4050301">
                <text:p>14050301</text:p>
              </table:table-cell>
              <table:table-cell office:value-type="float" office:value="851700">
                <text:p>85170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4585401">
                <text:p>14585401</text:p>
              </table:table-cell>
              <table:table-cell office:value-type="float" office:value="861593">
                <text:p>86159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5130501">
                <text:p>15130501</text:p>
              </table:table-cell>
              <table:table-cell office:value-type="float" office:value="872009">
                <text:p>87200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5685601">
                <text:p>15685601</text:p>
              </table:table-cell>
              <table:table-cell office:value-type="float" office:value="916746">
                <text:p>91674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6250701">
                <text:p>16250701</text:p>
              </table:table-cell>
              <table:table-cell office:value-type="float" office:value="924389">
                <text:p>92438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6825801">
                <text:p>16825801</text:p>
              </table:table-cell>
              <table:table-cell office:value-type="float" office:value="937041">
                <text:p>93704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7410901">
                <text:p>17410901</text:p>
              </table:table-cell>
              <table:table-cell office:value-type="float" office:value="939367">
                <text:p>93936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8006001">
                <text:p>18006001</text:p>
              </table:table-cell>
              <table:table-cell office:value-type="float" office:value="984802">
                <text:p>98480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8611101">
                <text:p>18611101</text:p>
              </table:table-cell>
              <table:table-cell office:value-type="float" office:value="1008340">
                <text:p>100834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9226201">
                <text:p>19226201</text:p>
              </table:table-cell>
              <table:table-cell office:value-type="float" office:value="995841">
                <text:p>995841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9851301">
                <text:p>19851301</text:p>
              </table:table-cell>
              <table:table-cell office:value-type="float" office:value="1034624">
                <text:p>103462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0486401">
                <text:p>20486401</text:p>
              </table:table-cell>
              <table:table-cell office:value-type="float" office:value="1039766">
                <text:p>103976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1131501">
                <text:p>21131501</text:p>
              </table:table-cell>
              <table:table-cell office:value-type="float" office:value="1057562">
                <text:p>105756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1786601">
                <text:p>21786601</text:p>
              </table:table-cell>
              <table:table-cell office:value-type="float" office:value="1093597">
                <text:p>1093597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22451701">
                <text:p>22451701</text:p>
              </table:table-cell>
              <table:table-cell office:value-type="float" office:value="1088243">
                <text:p>108824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23126801">
                <text:p>23126801</text:p>
              </table:table-cell>
              <table:table-cell office:value-type="float" office:value="1111507">
                <text:p>111150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23811901">
                <text:p>23811901</text:p>
              </table:table-cell>
              <table:table-cell office:value-type="float" office:value="1143259">
                <text:p>114325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507001">
                <text:p>24507001</text:p>
              </table:table-cell>
              <table:table-cell office:value-type="float" office:value="1157765">
                <text:p>115776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25212101">
                <text:p>25212101</text:p>
              </table:table-cell>
              <table:table-cell office:value-type="float" office:value="1193283">
                <text:p>119328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25927201">
                <text:p>25927201</text:p>
              </table:table-cell>
              <table:table-cell office:value-type="float" office:value="1202872">
                <text:p>120287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26652301">
                <text:p>26652301</text:p>
              </table:table-cell>
              <table:table-cell office:value-type="float" office:value="1224743">
                <text:p>122474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27387401">
                <text:p>27387401</text:p>
              </table:table-cell>
              <table:table-cell office:value-type="float" office:value="1247414">
                <text:p>124741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8132501">
                <text:p>28132501</text:p>
              </table:table-cell>
              <table:table-cell office:value-type="float" office:value="1265736">
                <text:p>126573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28887601">
                <text:p>28887601</text:p>
              </table:table-cell>
              <table:table-cell office:value-type="float" office:value="1288417">
                <text:p>128841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29652701">
                <text:p>29652701</text:p>
              </table:table-cell>
              <table:table-cell office:value-type="float" office:value="1301198">
                <text:p>1301198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0427801">
                <text:p>30427801</text:p>
              </table:table-cell>
              <table:table-cell office:value-type="float" office:value="1304144">
                <text:p>1304144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1212901">
                <text:p>31212901</text:p>
              </table:table-cell>
              <table:table-cell office:value-type="float" office:value="1330971">
                <text:p>133097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2008001">
                <text:p>32008001</text:p>
              </table:table-cell>
              <table:table-cell office:value-type="float" office:value="1344318">
                <text:p>1344318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2813101">
                <text:p>32813101</text:p>
              </table:table-cell>
              <table:table-cell office:value-type="float" office:value="1391563">
                <text:p>1391563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3628201">
                <text:p>33628201</text:p>
              </table:table-cell>
              <table:table-cell office:value-type="float" office:value="1397177">
                <text:p>139717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34453301">
                <text:p>34453301</text:p>
              </table:table-cell>
              <table:table-cell office:value-type="float" office:value="1429854">
                <text:p>142985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5288401">
                <text:p>35288401</text:p>
              </table:table-cell>
              <table:table-cell office:value-type="float" office:value="1431763">
                <text:p>143176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6133501">
                <text:p>36133501</text:p>
              </table:table-cell>
              <table:table-cell office:value-type="float" office:value="1444203">
                <text:p>144420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6988601">
                <text:p>36988601</text:p>
              </table:table-cell>
              <table:table-cell office:value-type="float" office:value="1463728">
                <text:p>146372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37853701">
                <text:p>37853701</text:p>
              </table:table-cell>
              <table:table-cell office:value-type="float" office:value="1497956">
                <text:p>149795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8728801">
                <text:p>38728801</text:p>
              </table:table-cell>
              <table:table-cell office:value-type="float" office:value="1519459">
                <text:p>151945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39613901">
                <text:p>39613901</text:p>
              </table:table-cell>
              <table:table-cell office:value-type="float" office:value="1502302">
                <text:p>150230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0509001">
                <text:p>40509001</text:p>
              </table:table-cell>
              <table:table-cell office:value-type="float" office:value="1537697">
                <text:p>153769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41414101">
                <text:p>41414101</text:p>
              </table:table-cell>
              <table:table-cell office:value-type="float" office:value="1553253">
                <text:p>155325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42329201">
                <text:p>42329201</text:p>
              </table:table-cell>
              <table:table-cell office:value-type="float" office:value="1598892">
                <text:p>1598892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3254301">
                <text:p>43254301</text:p>
              </table:table-cell>
              <table:table-cell office:value-type="float" office:value="1623936">
                <text:p>162393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44189401">
                <text:p>44189401</text:p>
              </table:table-cell>
              <table:table-cell office:value-type="float" office:value="1634788">
                <text:p>163478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45134501">
                <text:p>45134501</text:p>
              </table:table-cell>
              <table:table-cell office:value-type="float" office:value="1648857">
                <text:p>1648857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6089601">
                <text:p>46089601</text:p>
              </table:table-cell>
              <table:table-cell office:value-type="float" office:value="1686594">
                <text:p>1686594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47054701">
                <text:p>47054701</text:p>
              </table:table-cell>
              <table:table-cell office:value-type="float" office:value="1671279">
                <text:p>1671279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8029801">
                <text:p>48029801</text:p>
              </table:table-cell>
              <table:table-cell office:value-type="float" office:value="1720205">
                <text:p>172020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49014901">
                <text:p>49014901</text:p>
              </table:table-cell>
              <table:table-cell office:value-type="float" office:value="1734174">
                <text:p>17341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0010001">
                <text:p>50010001</text:p>
              </table:table-cell>
              <table:table-cell office:value-type="float" office:value="1772586">
                <text:p>177258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51015101">
                <text:p>51015101</text:p>
              </table:table-cell>
              <table:table-cell office:value-type="float" office:value="1753063">
                <text:p>1753063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52030201">
                <text:p>52030201</text:p>
              </table:table-cell>
              <table:table-cell office:value-type="float" office:value="1809912">
                <text:p>1809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43cm" svg:y="0.316cm" chart:style-name="ch2">
          <text:p>czas od wielkosci tablicy</text:p>
        </chart:title>
        <chart:subtitle svg:x="6.329cm" svg:y="1.275cm" chart:style-name="ch3">
          <text:p>DPQS vs DPQSU</text:p>
        </chart:subtitle>
        <chart:legend chart:legend-position="end" svg:x="13.598cm" svg:y="3.952cm" style:legend-expansion="high" chart:style-name="ch4"/>
        <chart:plot-area chart:style-name="ch5" table:cell-range-address="DPQS_worst_m1.B2:DPQS_worst_m1.B103 DPQS_worst_m1.D1:DPQS_worst_m1.D103 DPQS_worst_m1.H1:DPQS_worst_m1.H103" chart:data-source-has-labels="both" svg:x="1.331cm" svg:y="2.138cm" svg:width="11.947cm" svg:height="5.701cm">
          <chartooo:coordinate-region svg:x="2.138cm" svg:y="2.138cm" svg:width="11.14cm" svg:height="4.448cm"/>
          <chart:axis chart:dimension="x" chart:name="primary-x" chart:style-name="ch6" chartooo:axis-type="auto">
            <chartooo:date-scale/>
            <chart:title svg:x="7.154cm" svg:y="8.019cm" chart:style-name="ch7">
              <text:p>n</text:p>
            </chart:title>
            <chart:categories table:cell-range-address="DPQS_worst_m1.B2:DPQS_worst_m1.B103"/>
          </chart:axis>
          <chart:axis chart:dimension="y" chart:name="primary-y" chart:style-name="ch6">
            <chart:title svg:x="0.451cm" svg:y="5.376cm" chart:style-name="ch8">
              <text:p>czas</text:p>
            </chart:title>
            <chart:grid chart:style-name="ch9" chart:class="major"/>
          </chart:axis>
          <chart:series chart:style-name="ch10" chart:values-cell-range-address="DPQS_worst_m1.D2:DPQS_worst_m1.D103" chart:label-cell-address="DPQS_worst_m1.D1:DPQS_worst_m1.D1" chart:class="chart:line">
            <chart:data-point chart:repeated="102"/>
          </chart:series>
          <chart:series chart:style-name="ch11" chart:values-cell-range-address="DPQS_worst_m1.H2:DPQS_worst_m1.H103" chart:label-cell-address="DPQS_worst_m1.H1:DPQS_worst_m1.H1" chart:class="chart:line">
            <chart:data-point chart:repeated="1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DPQS_worst_m1.D1:DPQS_worst_m1.D1</svg:desc>
                </draw:g>
              </table:table-cell>
              <table:table-cell office:value-type="string">
                <text:p>Time-u</text:p>
                <draw:g>
                  <svg:desc>DPQS_worst_m1.H1:DPQS_worst_m1.H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PQS_worst_m1.B2:DPQS_worst_m1.B103</svg:desc>
                </draw:g>
              </table:table-cell>
              <table:table-cell office:value-type="float" office:value="0.029">
                <text:p>0.029</text:p>
                <draw:g>
                  <svg:desc>DPQS_worst_m1.D2:DPQS_worst_m1.D103</svg:desc>
                </draw:g>
              </table:table-cell>
              <table:table-cell office:value-type="float" office:value="0.108">
                <text:p>0.108</text:p>
                <draw:g>
                  <svg:desc>DPQS_worst_m1.H2:DPQS_worst_m1.H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04">
                <text:p>0.10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06">
                <text:p>0.106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64">
                <text:p>0.464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">
                <text:p>0.7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034">
                <text:p>1.034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95">
                <text:p>0.595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721">
                <text:p>0.721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025">
                <text:p>1.025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994">
                <text:p>2.99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.507">
                <text:p>3.507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496">
                <text:p>3.49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.308">
                <text:p>3.308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.238">
                <text:p>2.238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432">
                <text:p>6.432</text:p>
              </table:table-cell>
              <table:table-cell office:value-type="float" office:value="2.048">
                <text:p>2.0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.91">
                <text:p>2.91</text:p>
              </table:table-cell>
              <table:table-cell office:value-type="float" office:value="2.104">
                <text:p>2.1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.077">
                <text:p>5.077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41">
                <text:p>3.841</text:p>
              </table:table-cell>
              <table:table-cell office:value-type="float" office:value="1.699">
                <text:p>1.69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.133">
                <text:p>4.133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521">
                <text:p>4.521</text:p>
              </table:table-cell>
              <table:table-cell office:value-type="float" office:value="2.568">
                <text:p>2.56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5.292">
                <text:p>5.292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.221">
                <text:p>10.221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7.776">
                <text:p>7.776</text:p>
              </table:table-cell>
              <table:table-cell office:value-type="float" office:value="2.956">
                <text:p>2.95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.132">
                <text:p>10.132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5.425">
                <text:p>15.425</text:p>
              </table:table-cell>
              <table:table-cell office:value-type="float" office:value="3.171">
                <text:p>3.17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4.826">
                <text:p>14.826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.754">
                <text:p>14.754</text:p>
              </table:table-cell>
              <table:table-cell office:value-type="float" office:value="1.807">
                <text:p>1.80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9.363">
                <text:p>9.363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9.561">
                <text:p>9.561</text:p>
              </table:table-cell>
              <table:table-cell office:value-type="float" office:value="4.538">
                <text:p>4.53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.372">
                <text:p>15.372</text:p>
              </table:table-cell>
              <table:table-cell office:value-type="float" office:value="4.069">
                <text:p>4.06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0.979">
                <text:p>10.979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4.934">
                <text:p>14.934</text:p>
              </table:table-cell>
              <table:table-cell office:value-type="float" office:value="1.751">
                <text:p>1.75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7.456">
                <text:p>17.456</text:p>
              </table:table-cell>
              <table:table-cell office:value-type="float" office:value="4.163">
                <text:p>4.16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4.358">
                <text:p>14.358</text:p>
              </table:table-cell>
              <table:table-cell office:value-type="float" office:value="5.359">
                <text:p>5.35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3.772">
                <text:p>23.77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5.704">
                <text:p>15.704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6.351">
                <text:p>16.351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2.496">
                <text:p>32.496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7.381">
                <text:p>17.381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.399">
                <text:p>22.39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1.269">
                <text:p>21.269</text:p>
              </table:table-cell>
              <table:table-cell office:value-type="float" office:value="2.254">
                <text:p>2.25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3.427">
                <text:p>23.427</text:p>
              </table:table-cell>
              <table:table-cell office:value-type="float" office:value="2.924">
                <text:p>2.92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2.929">
                <text:p>22.929</text:p>
              </table:table-cell>
              <table:table-cell office:value-type="float" office:value="7.123">
                <text:p>7.12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3.641">
                <text:p>23.641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3.643">
                <text:p>23.643</text:p>
              </table:table-cell>
              <table:table-cell office:value-type="float" office:value="4.933">
                <text:p>4.93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9.919">
                <text:p>29.91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0.218">
                <text:p>30.218</text:p>
              </table:table-cell>
              <table:table-cell office:value-type="float" office:value="4.263">
                <text:p>4.26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8.829">
                <text:p>38.829</text:p>
              </table:table-cell>
              <table:table-cell office:value-type="float" office:value="8.788">
                <text:p>8.78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1.461">
                <text:p>31.461</text:p>
              </table:table-cell>
              <table:table-cell office:value-type="float" office:value="7.156">
                <text:p>7.1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.314">
                <text:p>34.314</text:p>
              </table:table-cell>
              <table:table-cell office:value-type="float" office:value="7.955">
                <text:p>7.95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0.11">
                <text:p>30.11</text:p>
              </table:table-cell>
              <table:table-cell office:value-type="float" office:value="3.233">
                <text:p>3.23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0.698">
                <text:p>30.698</text:p>
              </table:table-cell>
              <table:table-cell office:value-type="float" office:value="3.472">
                <text:p>3.47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0.165">
                <text:p>40.165</text:p>
              </table:table-cell>
              <table:table-cell office:value-type="float" office:value="8.142">
                <text:p>8.14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3.928">
                <text:p>33.928</text:p>
              </table:table-cell>
              <table:table-cell office:value-type="float" office:value="8.956">
                <text:p>8.95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0.606">
                <text:p>40.606</text:p>
              </table:table-cell>
              <table:table-cell office:value-type="float" office:value="4.635">
                <text:p>4.63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2.492">
                <text:p>42.492</text:p>
              </table:table-cell>
              <table:table-cell office:value-type="float" office:value="7.485">
                <text:p>7.485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8.269">
                <text:p>38.269</text:p>
              </table:table-cell>
              <table:table-cell office:value-type="float" office:value="3.351">
                <text:p>3.35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7.42">
                <text:p>47.42</text:p>
              </table:table-cell>
              <table:table-cell office:value-type="float" office:value="8.367">
                <text:p>8.367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3.95">
                <text:p>43.95</text:p>
              </table:table-cell>
              <table:table-cell office:value-type="float" office:value="8.691">
                <text:p>8.69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6.804">
                <text:p>46.804</text:p>
              </table:table-cell>
              <table:table-cell office:value-type="float" office:value="4.251">
                <text:p>4.25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9.03">
                <text:p>49.03</text:p>
              </table:table-cell>
              <table:table-cell office:value-type="float" office:value="9.747">
                <text:p>9.74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2.126">
                <text:p>52.12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9.53">
                <text:p>49.53</text:p>
              </table:table-cell>
              <table:table-cell office:value-type="float" office:value="6.782">
                <text:p>6.78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1.517">
                <text:p>51.517</text:p>
              </table:table-cell>
              <table:table-cell office:value-type="float" office:value="8.807">
                <text:p>8.80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1.78">
                <text:p>51.78</text:p>
              </table:table-cell>
              <table:table-cell office:value-type="float" office:value="6.225">
                <text:p>6.22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9.313">
                <text:p>49.313</text:p>
              </table:table-cell>
              <table:table-cell office:value-type="float" office:value="3.971">
                <text:p>3.971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5.29">
                <text:p>55.29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7.259">
                <text:p>57.259</text:p>
              </table:table-cell>
              <table:table-cell office:value-type="float" office:value="9.213">
                <text:p>9.21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8.02">
                <text:p>58.02</text:p>
              </table:table-cell>
              <table:table-cell office:value-type="float" office:value="4.402">
                <text:p>4.40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1.392">
                <text:p>61.39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7.499">
                <text:p>57.499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2.37">
                <text:p>62.37</text:p>
              </table:table-cell>
              <table:table-cell office:value-type="float" office:value="4.352">
                <text:p>4.35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8.238">
                <text:p>68.238</text:p>
              </table:table-cell>
              <table:table-cell office:value-type="float" office:value="9.699">
                <text:p>9.699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9.503">
                <text:p>69.503</text:p>
              </table:table-cell>
              <table:table-cell office:value-type="float" office:value="4.526">
                <text:p>4.52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7.906">
                <text:p>67.906</text:p>
              </table:table-cell>
              <table:table-cell office:value-type="float" office:value="5.762">
                <text:p>5.76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1.969">
                <text:p>71.969</text:p>
              </table:table-cell>
              <table:table-cell office:value-type="float" office:value="6.493">
                <text:p>6.493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1.055">
                <text:p>71.055</text:p>
              </table:table-cell>
              <table:table-cell office:value-type="float" office:value="8.674">
                <text:p>8.67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1.749">
                <text:p>71.749</text:p>
              </table:table-cell>
              <table:table-cell office:value-type="float" office:value="5.708">
                <text:p>5.70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6.213">
                <text:p>76.213</text:p>
              </table:table-cell>
              <table:table-cell office:value-type="float" office:value="11.115">
                <text:p>11.1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.242">
                <text:p>80.242</text:p>
              </table:table-cell>
              <table:table-cell office:value-type="float" office:value="7.014">
                <text:p>7.014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4.106">
                <text:p>84.106</text:p>
              </table:table-cell>
              <table:table-cell office:value-type="float" office:value="13.426">
                <text:p>13.42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78.887">
                <text:p>78.887</text:p>
              </table:table-cell>
              <table:table-cell office:value-type="float" office:value="5.061">
                <text:p>5.06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4.181">
                <text:p>84.181</text:p>
              </table:table-cell>
              <table:table-cell office:value-type="float" office:value="6.449">
                <text:p>6.44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8.354">
                <text:p>88.354</text:p>
              </table:table-cell>
              <table:table-cell office:value-type="float" office:value="5.243">
                <text:p>5.24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92.811">
                <text:p>92.811</text:p>
              </table:table-cell>
              <table:table-cell office:value-type="float" office:value="5.381">
                <text:p>5.38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93.687">
                <text:p>93.687</text:p>
              </table:table-cell>
              <table:table-cell office:value-type="float" office:value="5.311">
                <text:p>5.31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7.936">
                <text:p>87.936</text:p>
              </table:table-cell>
              <table:table-cell office:value-type="float" office:value="9.162">
                <text:p>9.16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93.023">
                <text:p>93.023</text:p>
              </table:table-cell>
              <table:table-cell office:value-type="float" office:value="10.247">
                <text:p>10.247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91.976">
                <text:p>91.976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6.093">
                <text:p>96.093</text:p>
              </table:table-cell>
              <table:table-cell office:value-type="float" office:value="9.285">
                <text:p>9.28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10.546">
                <text:p>110.546</text:p>
              </table:table-cell>
              <table:table-cell office:value-type="float" office:value="7.476">
                <text:p>7.47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3.155">
                <text:p>103.155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11.788">
                <text:p>111.788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17.871">
                <text:p>117.871</text:p>
              </table:table-cell>
              <table:table-cell office:value-type="float" office:value="5.596">
                <text:p>5.59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05.561">
                <text:p>105.561</text:p>
              </table:table-cell>
              <table:table-cell office:value-type="float" office:value="6.472">
                <text:p>6.47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16.695">
                <text:p>116.695</text:p>
              </table:table-cell>
              <table:table-cell office:value-type="float" office:value="8.137">
                <text:p>8.13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19.14">
                <text:p>119.14</text:p>
              </table:table-cell>
              <table:table-cell office:value-type="float" office:value="7.678">
                <text:p>7.67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28.863">
                <text:p>128.863</text:p>
              </table:table-cell>
              <table:table-cell office:value-type="float" office:value="6.151">
                <text:p>6.15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13.196">
                <text:p>113.196</text:p>
              </table:table-cell>
              <table:table-cell office:value-type="float" office:value="6.166">
                <text:p>6.1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5.533">
                <text:p>125.533</text:p>
              </table:table-cell>
              <table:table-cell office:value-type="float" office:value="6.187">
                <text:p>6.187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25.904">
                <text:p>125.904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25.773">
                <text:p>125.773</text:p>
              </table:table-cell>
              <table:table-cell office:value-type="float" office:value="11.021">
                <text:p>11.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